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ffffff" style:font-name="Consolas" fo:font-size="9.5pt" fo:font-weight="normal" style:font-name-asian="Consolas" style:font-size-asian="9.5pt" style:font-weight-asian="normal" style:font-name-complex="Consolas" style:font-size-complex="9.5pt"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åndag 7/4 2014</text:p>
      <text:p text:style-name="Standard"/>
      <text:p text:style-name="P2"/>
      <text:p text:style-name="Standard">Implementerade idag början på MapManager, Tile och Player klasserna. </text:p>
      <text:p text:style-name="Standard">MapManager kan för tillfället rita ut en map baserad på en 2D array (som man får edita direkt i koden, dvs ingen editor än). MapManager updaterar även Player, för tillfället iaf, får se om detta kommer ske här även i framtiden, eller om det kommer en GameManager klass eller liknande.</text:p>
      <text:p text:style-name="Standard">Tileklassen håller för nuvarande bara koll på sin index position, sin textur och sin tiletype. Mha tiletypen så sättre tile'n själv rätt textur på sig själv. Tile'n ritas genom att MapManager'n räknar ut tile'ns pixelposition (genom att konvertera indexpos -&gt; pixelpos precis innan utritningen sker) och skickar den positionen till tile'ns drawfunktion.</text:p>
      <text:p text:style-name="Standard">Playerklassen kan lyssna på input (höger/vänster + hopp) och reagerar på dessa. Kollisiondetektion mot tiles verkar fungera förvånande bra. Gravity, friction och jumpPower fungerar, men behöver antagligen lite finetuning. Så länge player får in en lista över tiles den ska kollidera med så bör den själv kunna hantera kollisioner även i framtiden, men får se hur det blir.</text:p>
      <text:p text:style-name="Standard"/>
      <text:p text:style-name="P1">Tisdag 8/4 2014</text:p>
      <text:p text:style-name="P1"/>
      <text:p text:style-name="P4">Implementerade ganska mycket idag: </text:p>
      <text:p text:style-name="P4">Ändrade om MapManagern till att läsa en 3D array istället för en 2D array, detta låter mig rita ut nivåerna i lager. Som det är just nu har jag två olika lager, det första lagret håller själva nivån, d.vs. Alla platformstiles. Det andra lagret, som ritas efter (dvs över) det första lagret håller alla special-tiles, t.ex. JumpTile, TeleportTile och håller även Enemies och deras CollideTile. </text:p>
      <text:p text:style-name="P4">EnemyCollideTile används för att restriktera enemies movements. Om en enemy kolliderar med en enemycollidetile så vänder enemyn sig om och börjar röra sig åt andra hållet.</text:p>
      <text:p text:style-name="P4">Implementerade alltså även en enemy klass idag, ganska simpel sådan. Bara rör sig åt ett håll tills den kolliderar med en enemycollidetile, då den börjar röra sig åt andra hållet. Kan även kollidera med player, då resetas players pos till där han börjar.</text:p>
      <text:p text:style-name="P4"/>
      <text:p text:style-name="P4">Utanför kodandet satte jag även upp ett Git-folder till projektet. Måste börja få in detta i min vanlige kodrutin, idag har jag kommit ihåg att använda det ganska bra, hoppas jag gör det även i framti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M59S</meta:editing-duration>
    <meta:editing-cycles>4</meta:editing-cycles>
    <meta:generator>OpenOffice.org/3.3$Win32 OpenOffice.org_project/330m20$Build-9567</meta:generator>
    <dc:date>2014-04-08T23:03:11.23</dc:date>
    <dc:creator>Niklas Andersson</dc:creator>
    <meta:document-statistic meta:table-count="0" meta:image-count="0" meta:object-count="0" meta:page-count="1" meta:paragraph-count="11" meta:word-count="349" meta:character-count="2164"/>
    <meta:user-defined meta:name="Info 1"/>
    <meta:user-defined meta:name="Info 2"/>
    <meta:user-defined meta:name="Info 3"/>
    <meta:user-defined meta:name="Info 4"/>
  </office:meta>
</office:document-meta>
</file>